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2609eb"/>
    </style:style>
    <style:style style:name="P2" style:family="paragraph" style:parent-style-name="Text_20_body">
      <style:text-properties officeooo:paragraph-rsid="002cfc67"/>
    </style:style>
    <style:style style:name="P3" style:family="paragraph" style:parent-style-name="Text_20_body">
      <style:text-properties officeooo:rsid="00220c92" officeooo:paragraph-rsid="00330075"/>
    </style:style>
    <style:style style:name="P4" style:family="paragraph" style:parent-style-name="Text_20_body">
      <style:text-properties fo:font-style="italic" fo:font-weight="bold" officeooo:rsid="002d6729" officeooo:paragraph-rsid="002d6729" style:font-style-asian="italic" style:font-weight-asian="bold" style:font-style-complex="italic" style:font-weight-complex="bold"/>
    </style:style>
    <style:style style:name="P5" style:family="paragraph" style:parent-style-name="Text_20_body">
      <style:text-properties officeooo:rsid="0030f4ae" officeooo:paragraph-rsid="0030f4ae"/>
    </style:style>
    <style:style style:name="P6" style:family="paragraph" style:parent-style-name="Text_20_body">
      <style:text-properties officeooo:paragraph-rsid="00330075"/>
    </style:style>
    <style:style style:name="P7" style:family="paragraph" style:parent-style-name="Text_20_body">
      <style:paragraph-properties fo:text-align="center" style:justify-single-word="false"/>
      <style:text-properties fo:font-weight="bold" officeooo:rsid="002a54fc" officeooo:paragraph-rsid="002cfc67" style:font-weight-asian="bold" style:font-weight-complex="bold"/>
    </style:style>
    <style:style style:name="P8" style:family="paragraph" style:parent-style-name="Text_20_body">
      <style:text-properties officeooo:paragraph-rsid="0034f281"/>
    </style:style>
    <style:style style:name="P9" style:family="paragraph" style:parent-style-name="Text_20_body">
      <style:text-properties officeooo:rsid="00220c92" officeooo:paragraph-rsid="00367b1c"/>
    </style:style>
    <style:style style:name="P10" style:family="paragraph" style:parent-style-name="Text_20_body">
      <style:text-properties style:text-underline-style="solid" style:text-underline-width="auto" style:text-underline-color="font-color" officeooo:rsid="00220c92" officeooo:paragraph-rsid="00367b1c"/>
    </style:style>
    <style:style style:name="T1" style:family="text">
      <style:text-properties fo:font-weight="normal" style:font-weight-asian="normal" style:font-weight-complex="normal"/>
    </style:style>
    <style:style style:name="T2" style:family="text">
      <style:text-properties fo:font-weight="normal" officeooo:rsid="00224a9b" style:font-weight-asian="normal" style:font-weight-complex="normal"/>
    </style:style>
    <style:style style:name="T3" style:family="text">
      <style:text-properties fo:font-weight="normal" officeooo:rsid="002379fd" style:font-weight-asian="normal" style:font-weight-complex="normal"/>
    </style:style>
    <style:style style:name="T4" style:family="text">
      <style:text-properties fo:font-weight="normal" officeooo:rsid="00253a7b" style:font-weight-asian="normal" style:font-weight-complex="normal"/>
    </style:style>
    <style:style style:name="T5" style:family="text">
      <style:text-properties fo:font-weight="normal" officeooo:rsid="002d6729" style:font-weight-asian="normal" style:font-weight-complex="normal"/>
    </style:style>
    <style:style style:name="T6" style:family="text">
      <style:text-properties fo:font-weight="normal" officeooo:rsid="00330075" style:font-weight-asian="normal" style:font-weight-complex="normal"/>
    </style:style>
    <style:style style:name="T7" style:family="text">
      <style:text-properties fo:font-weight="normal" officeooo:rsid="00367b1c" style:font-weight-asian="normal" style:font-weight-complex="normal"/>
    </style:style>
    <style:style style:name="T8" style:family="text">
      <style:text-properties fo:font-weight="normal" officeooo:rsid="003720ba" style:font-weight-asian="normal" style:font-weight-complex="normal"/>
    </style:style>
    <style:style style:name="T9" style:family="text">
      <style:text-properties fo:font-style="italic" fo:font-weight="normal" officeooo:rsid="00224a9b" style:font-style-asian="italic" style:font-weight-asian="normal" style:font-style-complex="italic" style:font-weight-complex="normal"/>
    </style:style>
    <style:style style:name="T10" style:family="text">
      <style:text-properties fo:font-style="italic" fo:font-weight="normal" officeooo:rsid="00253a7b"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italic" officeooo:rsid="002cfc67" style:font-style-asian="italic" style:font-style-complex="italic"/>
    </style:style>
    <style:style style:name="T13" style:family="text">
      <style:text-properties officeooo:rsid="002609eb"/>
    </style:style>
    <style:style style:name="T14" style:family="text">
      <style:text-properties style:text-underline-style="solid" style:text-underline-width="auto" style:text-underline-color="font-color" fo:font-weight="normal" officeooo:rsid="00253a7b" style:font-weight-asian="normal" style:font-weight-complex="normal"/>
    </style:style>
    <style:style style:name="T15" style:family="text">
      <style:text-properties style:text-underline-style="solid" style:text-underline-width="auto" style:text-underline-color="font-color" fo:font-weight="normal" officeooo:rsid="002b9b5d" style:font-weight-asian="normal" style:font-weight-complex="normal"/>
    </style:style>
    <style:style style:name="T16" style:family="text">
      <style:text-properties officeooo:rsid="002cfc67"/>
    </style:style>
    <style:style style:name="T17" style:family="text">
      <style:text-properties officeooo:rsid="0033850e"/>
    </style:style>
    <style:style style:name="T18" style:family="text">
      <style:text-properties fo:font-style="normal" style:font-style-asian="normal" style:font-style-complex="normal"/>
    </style:style>
    <style:style style:name="T19" style:family="text">
      <style:text-properties officeooo:rsid="00367b1c"/>
    </style:style>
    <style:style style:name="T20" style:family="text">
      <style:text-properties officeooo:rsid="00369b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iotr Puldzian Płucienniczak</text:p>
      <text:p text:style-name="P4">Co to są <text:span text:style-name="T18">Firmy</text:span></text:p>
      <text:p text:style-name="P1"/>
      <text:p text:style-name="P8">Język polski jest przestrzenią polską i ma dokładnie taki status: jest rozległym <text:span text:style-name="T13">i mierzalnym </text:span>miejscem, w którym można powiesić banner <text:span text:style-name="T13">określonej wielkości</text:span>. W miękkiej materii <text:span text:style-name="T17">mowy</text:span> odciskają się trendy gospodarcze i polityczne, materia <text:span text:style-name="T17">mowy</text:span> – jak wszystko – urabiana jest przez specjalistów, konsultantów i reklamodawców. <text:span text:style-name="T16">Gospodarka kreatywna w Polsce jest kreatywna </text:span><text:span text:style-name="T12">z nazwy</text:span><text:span text:style-name="T16">: akt nazwania podmiotu gospodarczego jest jego zasadniczym aktem twórczym. Proces ten celebrowany jest przez dominującą ideologię, na której falach unoszą się pakiety „załóż firmę”, „załóż firmę w 5 minut”, „załóż firmę w 1 okienku” i podobne. Po akcie kreacji – założeniu firmy i nadaniu nazwy – przystępujemy do odtwórczych czynności: podgrzewania kurczaków, podawania piwka, sortowania obuwia. Okręt zostaje zwodowany, po czym idzie pod wodę. Rocznie zakłada się w Polsce około 350 tysięcy firm. Paraliżujący rozdźwięk między doniosłością słowa a realiami bytu to tradycyjny element nadwiślańskiej kultury. Przedsiębiorczość nie odbiega w tym schemacie dalece od schematów znanych z powstań narodowych czy prób odstawienia używek. Esencja firmy to wyraz, wyraz-firma.</text:span></text:p>
      <text:p text:style-name="P6"><text:span text:style-name="T12">Firmy</text:span><text:span text:style-name="T16"> to ilościowa analiza gospodarki kreatywnej. Na pierwszej linii pomysłu stoi ekonomia słowotwórcza. Swoboda działania, podstawa ideologii, jest pozorna, zamknięta, algorytmiczna. Pozbawiony reguł rynek to rynek zdominowany przez wielkich. Małym graczom pozostają gry językowe, małe narracje, lokalne paradygmaty, pierdoły, śmieszne, niespotykane wyrazy. Firmy to coś więcej niż tylko machinacje rynku, to momenty sprawczości (być może pozorne – nie nam oceniać).</text:span></text:p>
      <text:p text:style-name="P2"><text:span text:style-name="T12">Firmy</text:span><text:span text:style-name="T16"> to książka o uczuciach. Na drugiej linii pomysłu jest nadzieja, dążenie do sukcesu, troska o jutro, branie spraw w swoje ręce, zaradność, sukcesizm. Oraz środki niedostateczne do realizacji zamierzeń. Po indywidualnych, rodzinnych i grupowych zrywach pozostają wpisy tłoczone w centralnej ewidencji działalności gospodarczej. Obserwujemy trajektorie, poruszenia, drżenia finansowych serduszek.</text:span></text:p>
      <text:p text:style-name="P5"><text:span text:style-name="T11">Firmy</text:span> <text:span text:style-name="T19">to materiał do manipulacji. Na trzeciej linii pomysłu są pytania:</text:span> „co oznacza dana nazwa?”, „<text:span text:style-name="T20">co autor bądź autorka mieli na myśli?”, „co to ma znaczyć?”. Pytania o sens są najważniejsze. Unikalność każdej nazwy-firmy sprawia, że brak nam jasnych odniesień do rzeczywistości. Jasne, „bud”, „elektro” i inne klocki to wskazówki, ale zwykle ich brakuje. Podstawową przewodniczką przez ocean firm pozostaje wyobraźnia. Trzecia linia pomysłu jest zaskakująca i może być najbardziej pouczająca</text:span>.</text:p>
      <text:p text:style-name="P7">$</text:p>
      <text:p text:style-name="P10"><text:span text:style-name="T9">Firmy</text:span><text:span text:style-name="T1"> stworzyłem </text:span><text:span text:style-name="T2">w następujący sposób.</text:span></text:p>
      <text:p text:style-name="P9"><text:span text:style-name="T2">N</text:span><text:span text:style-name="T1">ajpierw </text:span><text:span text:style-name="T2">pobrałem </text:span><text:span text:style-name="T1">z sieci </text:span><text:span text:style-name="T2">(przy pomocy </text:span><text:span text:style-name="T7">darmowego </text:span><text:span text:style-name="T2">narzędzia webscrap</text:span><text:span text:style-name="T8">er</text:span><text:span text:style-name="T2">.io) nazwy przedsiębiorstw z dostępnej </text:span><text:span text:style-name="T8">bazy dostępnej w sieci</text:span><text:span text:style-name="T2">. Dalsze prace przebiegały w R, </text:span><text:span text:style-name="T7">wolnym </text:span><text:span text:style-name="T2">języku programowania przeznaczonym do operacji na danych. Listy firm z poszczególnych województw zostały połączone w jedną. Usunąłem z nazw wszystko poza pierwszym wyrazem. To ważny krok: w konsekwencji niniejsza publikacja zawiera jedynie te wyrazy-</text:span><text:span text:style-name="T8">firmy</text:span><text:span text:style-name="T2">, które stanowiły pierwsz</text:span><text:span text:style-name="T8">e </text:span><text:soft-page-break/><text:span text:style-name="T8">słowo</text:span><text:span text:style-name="T2"> odpowiedniej nazwy przedsiębiorstwa. </text:span><text:span text:style-name="T3">Za </text:span><text:span text:style-name="T8">zasiekami </text:span><text:span text:style-name="T3">„PPHU”, „</text:span><text:span text:style-name="T8">h</text:span><text:span text:style-name="T3">urtowni” czy „ZHU” </text:span><text:span text:style-name="T4">kryją </text:span><text:span text:style-name="T3">się niewątpliwie skarby słowotwórstwa, ale dotarcie do nich skomplikowałoby skrypt, a ja nie jestem taki dobry w </text:span><text:span text:style-name="T4">te </text:span><text:span text:style-name="T7">klocki</text:span><text:span text:style-name="T3">. Następnie baza wyrazów została porównana ze słownikami: polskim, nazwisk i miejscowości, angielskim </text:span><text:span text:style-name="T4">oraz</text:span><text:span text:style-name="T3"> niemieckim. Ewentualne powtórzenia, </text:span><text:span text:style-name="T8">odniesienia do istniejących języków</text:span><text:span text:style-name="T3">, tzn. słowa występujące </text:span><text:span text:style-name="T4">zarówno </text:span><text:span text:style-name="T3">w bazie, </text:span><text:span text:style-name="T4">jak </text:span><text:span text:style-name="T3">i którymś z</text:span><text:span text:style-name="T4">e </text:span><text:span text:style-name="T3">słowników, zostały usunięte. </text:span><text:span text:style-name="T4">Dodałem również filtry związane z końcówkami nazwisk, a na końcu i tak musiałem </text:span><text:span text:style-name="T8">przeczytać całość i </text:span><text:span text:style-name="T4">ręcznie wykasować kilkadziesiąt </text:span><text:span text:style-name="T7">czy kilkaset</text:span><text:span text:style-name="T4"> wpisów, które przecisnęły się przez sito. Tak więc zostały wyrazy, które oznaczają firmy. To właśnie </text:span><text:span text:style-name="T10">Firmy</text:span><text:span text:style-name="T4">. </text:span></text:p>
      <text:p text:style-name="P3"><text:span text:style-name="T6">W </text:span><text:span text:style-name="T4">Aneksie znajduje się 2137 (</text:span><text:span text:style-name="T7">naprawdę tak wyszło!</text:span><text:span text:style-name="T4">) nazw przedsiębiorstw, które kończą się na -pol, czyli najważniejszy, narodowy sufiks. </text:span><text:span text:style-name="T8">Ta końcówka zasługuje na osobne, duchologiczne omówienie, toteż wystawiłem ją jak język.</text:span></text:p>
      <text:p text:style-name="P2"><text:span text:style-name="T2">Wszystkie pliki i skrypty </text:span><text:span text:style-name="T4">możesz </text:span><text:span text:style-name="T2">znaleźć w repozytorium: </text:span><text:a xlink:type="simple" xlink:href="http://github.com/puldzian/firmy" text:style-name="Internet_20_link" text:visited-style-name="Visited_20_Internet_20_Link"><text:span text:style-name="T14">http://github.com/puldzian/</text:span></text:a><text:a xlink:type="simple" xlink:href="http://github.com/puldzian/firmy" text:style-name="Internet_20_link" text:visited-style-name="Visited_20_Internet_20_Link"><text:span text:style-name="T15">f</text:span></text:a><text:a xlink:type="simple" xlink:href="http://github.com/puldzian/firmy" text:style-name="Internet_20_link" text:visited-style-name="Visited_20_Internet_20_Link"><text:span text:style-name="T14">irm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P. Płucienniczak</meta:initial-creator>
    <meta:creation-date>2017-05-25T18:56:00.845215120</meta:creation-date>
    <dc:date>2017-08-21T21:11:13.217961292</dc:date>
    <meta:editing-duration>PT56M48S</meta:editing-duration>
    <meta:editing-cycles>12</meta:editing-cycles>
    <meta:generator>LibreOffice/5.3.1.2$Linux_X86_64 LibreOffice_project/30m0$Build-2</meta:generator>
    <meta:document-statistic meta:table-count="0" meta:image-count="0" meta:object-count="0" meta:page-count="2" meta:paragraph-count="11" meta:word-count="550" meta:character-count="4083" meta:non-whitespace-character-count="3538"/>
  </office:meta>
</office:document-meta>
</file>